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73cm"/>
    </style:style>
    <style:style style:name="co2" style:family="table-column">
      <style:table-column-properties fo:break-before="auto" style:column-width="1.995cm"/>
    </style:style>
    <style:style style:name="co3" style:family="table-column">
      <style:table-column-properties fo:break-before="auto" style:column-width="2.023cm"/>
    </style:style>
    <style:style style:name="co4" style:family="table-column">
      <style:table-column-properties fo:break-before="auto" style:column-width="8.09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261cm"/>
    </style:style>
    <style:style style:name="co7" style:family="table-column">
      <style:table-column-properties fo:break-before="auto" style:column-width="4.92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font-name="Arial" fo:font-weight="bold" style:font-weight-asian="bold" style:font-weight-complex="bold"/>
    </style:style>
    <style:style style:name="ce2" style:family="table-cell" style:parent-style-name="Default">
      <style:text-properties style:font-name="Arial"/>
    </style:style>
    <style:style style:name="ce9" style:family="table-cell" style:parent-style-name="Default">
      <style:text-properties style:font-name="Arial" fo:font-weight="bold" style:font-weight-asian="bold" style:font-weight-complex="bold"/>
      <style:map style:condition="cell-content()&gt;=524290" style:apply-style-name="Error" style:base-cell-address="Sheet1.B1"/>
    </style:style>
    <style:style style:name="ce4" style:family="table-cell" style:parent-style-name="Default">
      <style:text-properties style:font-name="Arial"/>
      <style:map style:condition="cell-content()&gt;=524290" style:apply-style-name="Error" style:base-cell-address="Sheet1.B1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=524290" style:apply-style-name="Error" style:base-cell-address="Sheet1.B1"/>
    </style:style>
    <style:style style:name="ce1" style:family="table-cell" style:parent-style-name="Default">
      <style:text-properties style:font-name="Arial"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5" table:number-columns-repeated="6" table:default-cell-style-name="ce2"/>
        <table:table-column table:style-name="co7" table:default-cell-style-name="ce2"/>
        <table:table-column table:style-name="co5" table:number-columns-repeated="16371" table:default-cell-style-name="ce2"/>
        <table:table-row table:style-name="ro1">
          <table:table-cell table:style-name="ce3" office:value-type="string" calcext:value-type="string">
            <text:p>ALLOCATION</text:p>
          </table:table-cell>
          <table:table-cell table:style-name="ce9" office:value-type="string" calcext:value-type="string">
            <text:p>START</text:p>
          </table:table-cell>
          <table:table-cell table:style-name="ce9" office:value-type="string" calcext:value-type="string">
            <text:p>FINISH</text:p>
          </table:table-cell>
          <table:table-cell table:style-name="ce3" office:value-type="string" calcext:value-type="string">
            <text:p>OUTPUT</text:p>
          </table:table-cell>
          <table:table-cell table:style-name="ce1" table:number-columns-repeated="16380"/>
        </table:table-row>
        <table:table-row table:style-name="ro1">
          <table:table-cell office:value-type="string" calcext:value-type="string">
            <text:p>BLASTER NAME</text:p>
          </table:table-cell>
          <table:table-cell office:value-type="float" office:value="458754" calcext:value-type="float">
            <text:p>458754</text:p>
          </table:table-cell>
          <table:table-cell table:formula="of:=[.B2]+1000-1" office:value-type="float" office:value="459753" calcext:value-type="float">
            <text:p>459753</text:p>
          </table:table-cell>
          <table:table-cell table:formula="of:=COM.MICROSOFT.TEXTJOIN(&quot;&quot;;1;[.A2];&quot;: &quot;;[.B2];&quot; to &quot;;[.C2])" office:value-type="string" office:string-value="BLASTER NAME: 458754 to 459753" calcext:value-type="string">
            <text:p>BLASTER NAME: 458754 to 459753</text:p>
          </table:table-cell>
          <table:table-cell table:formula="of:=[.B2]+65536" office:value-type="float" office:value="524290" calcext:value-type="float">
            <text:p>52429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LASTER INFO</text:p>
          </table:table-cell>
          <table:table-cell office:value-type="float" office:value="459754" calcext:value-type="float">
            <text:p>459754</text:p>
          </table:table-cell>
          <table:table-cell table:formula="of:=[.B3]+1000" office:value-type="float" office:value="460754" calcext:value-type="float">
            <text:p>460754</text:p>
          </table:table-cell>
          <table:table-cell table:formula="of:=COM.MICROSOFT.TEXTJOIN(&quot;&quot;;1;[.A3];&quot;: &quot;;[.B3];&quot; to &quot;;[.C3])" office:value-type="string" office:string-value="BLASTER INFO: 459754 to 460754" calcext:value-type="string">
            <text:p>BLASTER INFO: 459754 to 4607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LEET BLASTER NAME</text:p>
          </table:table-cell>
          <table:table-cell office:value-type="float" office:value="460755" calcext:value-type="float">
            <text:p>460755</text:p>
          </table:table-cell>
          <table:table-cell table:formula="of:=[.B4]+500-1" office:value-type="float" office:value="461254" calcext:value-type="float">
            <text:p>461254</text:p>
          </table:table-cell>
          <table:table-cell table:formula="of:=COM.MICROSOFT.TEXTJOIN(&quot;&quot;;1;[.A4];&quot;: &quot;;[.B4];&quot; to &quot;;[.C4])" office:value-type="string" office:string-value="FLEET BLASTER NAME: 460755 to 461254" calcext:value-type="string">
            <text:p>FLEET BLASTER NAME: 460755 to 4612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LEET BLASTER INFO</text:p>
          </table:table-cell>
          <table:table-cell office:value-type="float" office:value="461255" calcext:value-type="float">
            <text:p>461255</text:p>
          </table:table-cell>
          <table:table-cell table:formula="of:=[.B5]+500" office:value-type="float" office:value="461755" calcext:value-type="float">
            <text:p>461755</text:p>
          </table:table-cell>
          <table:table-cell table:formula="of:=COM.MICROSOFT.TEXTJOIN(&quot;&quot;;1;[.A5];&quot;: &quot;;[.B5];&quot; to &quot;;[.C5])" office:value-type="string" office:string-value="FLEET BLASTER INFO: 461255 to 461755" calcext:value-type="string">
            <text:p>FLEET BLASTER INFO: 461255 to 4617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HIELD NAME</text:p>
          </table:table-cell>
          <table:table-cell office:value-type="float" office:value="461756" calcext:value-type="float">
            <text:p>461756</text:p>
          </table:table-cell>
          <table:table-cell table:formula="of:=[.B6]+250-1" office:value-type="float" office:value="462005" calcext:value-type="float">
            <text:p>462005</text:p>
          </table:table-cell>
          <table:table-cell table:formula="of:=COM.MICROSOFT.TEXTJOIN(&quot;&quot;;1;[.A6];&quot;: &quot;;[.B6];&quot; to &quot;;[.C6])" office:value-type="string" office:string-value="SHIELD NAME: 461756 to 462005" calcext:value-type="string">
            <text:p>SHIELD NAME: 461756 to 4620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HIELD INFO</text:p>
          </table:table-cell>
          <table:table-cell office:value-type="float" office:value="462006" calcext:value-type="float">
            <text:p>462006</text:p>
          </table:table-cell>
          <table:table-cell table:formula="of:=[.B7]+250" office:value-type="float" office:value="462256" calcext:value-type="float">
            <text:p>462256</text:p>
          </table:table-cell>
          <table:table-cell table:formula="of:=COM.MICROSOFT.TEXTJOIN(&quot;&quot;;1;[.A7];&quot;: &quot;;[.B7];&quot; to &quot;;[.C7])" office:value-type="string" office:string-value="SHIELD INFO: 462006 to 462256" calcext:value-type="string">
            <text:p>SHIELD INFO: 462006 to 4622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UX NAME</text:p>
          </table:table-cell>
          <table:table-cell office:value-type="float" office:value="462257" calcext:value-type="float">
            <text:p>462257</text:p>
          </table:table-cell>
          <table:table-cell table:formula="of:=[.B8]+500-1" office:value-type="float" office:value="462756" calcext:value-type="float">
            <text:p>462756</text:p>
          </table:table-cell>
          <table:table-cell table:formula="of:=COM.MICROSOFT.TEXTJOIN(&quot;&quot;;1;[.A8];&quot;: &quot;;[.B8];&quot; to &quot;;[.C8])" office:value-type="string" office:string-value="AUX NAME: 462257 to 462756" calcext:value-type="string">
            <text:p>AUX NAME: 462257 to 4627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UX INFO</text:p>
          </table:table-cell>
          <table:table-cell office:value-type="float" office:value="462757" calcext:value-type="float">
            <text:p>462757</text:p>
          </table:table-cell>
          <table:table-cell table:formula="of:=[.B9]+500" office:value-type="float" office:value="463257" calcext:value-type="float">
            <text:p>463257</text:p>
          </table:table-cell>
          <table:table-cell table:formula="of:=COM.MICROSOFT.TEXTJOIN(&quot;&quot;;1;[.A9];&quot;: &quot;;[.B9];&quot; to &quot;;[.C9])" office:value-type="string" office:string-value="AUX INFO: 462757 to 463257" calcext:value-type="string">
            <text:p>AUX INFO: 462757 to 4632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UX AMMO NAME</text:p>
          </table:table-cell>
          <table:table-cell office:value-type="float" office:value="463258" calcext:value-type="float">
            <text:p>463258</text:p>
          </table:table-cell>
          <table:table-cell table:formula="of:=[.B10]+500-1" office:value-type="float" office:value="463757" calcext:value-type="float">
            <text:p>463757</text:p>
          </table:table-cell>
          <table:table-cell table:formula="of:=COM.MICROSOFT.TEXTJOIN(&quot;&quot;;1;[.A10];&quot;: &quot;;[.B10];&quot; to &quot;;[.C10])" office:value-type="string" office:string-value="AUX AMMO NAME: 463258 to 463757" calcext:value-type="string">
            <text:p>AUX AMMO NAME: 463258 to 463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UX AMMO INFO</text:p>
          </table:table-cell>
          <table:table-cell office:value-type="float" office:value="463758" calcext:value-type="float">
            <text:p>463758</text:p>
          </table:table-cell>
          <table:table-cell table:formula="of:=[.B11]+500" office:value-type="float" office:value="464258" calcext:value-type="float">
            <text:p>464258</text:p>
          </table:table-cell>
          <table:table-cell table:formula="of:=COM.MICROSOFT.TEXTJOIN(&quot;&quot;;1;[.A11];&quot;: &quot;;[.B11];&quot; to &quot;;[.C11])" office:value-type="string" office:string-value="AUX AMMO INFO: 463758 to 464258" calcext:value-type="string">
            <text:p>AUX AMMO INFO: 463758 to 4642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NPC WEAPON NAME</text:p>
          </table:table-cell>
          <table:table-cell office:value-type="float" office:value="464259" calcext:value-type="float">
            <text:p>464259</text:p>
          </table:table-cell>
          <table:table-cell table:formula="of:=[.B12]+1000-1" office:value-type="float" office:value="465258" calcext:value-type="float">
            <text:p>465258</text:p>
          </table:table-cell>
          <table:table-cell table:formula="of:=COM.MICROSOFT.TEXTJOIN(&quot;&quot;;1;[.A12];&quot;: &quot;;[.B12];&quot; to &quot;;[.C12])" office:value-type="string" office:string-value="NPC WEAPON NAME: 464259 to 465258" calcext:value-type="string">
            <text:p>NPC WEAPON NAME: 464259 to 4652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NPC WEAPON INFO</text:p>
          </table:table-cell>
          <table:table-cell office:value-type="float" office:value="465259" calcext:value-type="float">
            <text:p>465259</text:p>
          </table:table-cell>
          <table:table-cell table:formula="of:=[.B13]+1000-1" office:value-type="float" office:value="466258" calcext:value-type="float">
            <text:p>466258</text:p>
          </table:table-cell>
          <table:table-cell table:formula="of:=COM.MICROSOFT.TEXTJOIN(&quot;&quot;;1;[.A13];&quot;: &quot;;[.B13];&quot; to &quot;;[.C13])" office:value-type="string" office:string-value="NPC WEAPON INFO: 465259 to 466258" calcext:value-type="string">
            <text:p>NPC WEAPON INFO: 465259 to 4662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NPC WEAPON AMMO NAME</text:p>
          </table:table-cell>
          <table:table-cell office:value-type="float" office:value="466259" calcext:value-type="float">
            <text:p>466259</text:p>
          </table:table-cell>
          <table:table-cell table:formula="of:=[.B14]+1000-1" office:value-type="float" office:value="467258" calcext:value-type="float">
            <text:p>467258</text:p>
          </table:table-cell>
          <table:table-cell table:formula="of:=COM.MICROSOFT.TEXTJOIN(&quot;&quot;;1;[.A14];&quot;: &quot;;[.B14];&quot; to &quot;;[.C14])" office:value-type="string" office:string-value="NPC WEAPON AMMO NAME: 466259 to 467258" calcext:value-type="string">
            <text:p>NPC WEAPON AMMO NAME: 466259 to 4672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NPC WEAPON AMMO INFO</text:p>
          </table:table-cell>
          <table:table-cell office:value-type="float" office:value="467259" calcext:value-type="float">
            <text:p>467259</text:p>
          </table:table-cell>
          <table:table-cell table:formula="of:=[.B15]+1000" office:value-type="float" office:value="468259" calcext:value-type="float">
            <text:p>468259</text:p>
          </table:table-cell>
          <table:table-cell table:formula="of:=COM.MICROSOFT.TEXTJOIN(&quot;&quot;;1;[.A15];&quot;: &quot;;[.B15];&quot; to &quot;;[.C15])" office:value-type="string" office:string-value="NPC WEAPON AMMO INFO: 467259 to 468259" calcext:value-type="string">
            <text:p>NPC WEAPON AMMO INFO: 467259 to 46825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HIP NAME</text:p>
          </table:table-cell>
          <table:table-cell office:value-type="float" office:value="468260" calcext:value-type="float">
            <text:p>468260</text:p>
          </table:table-cell>
          <table:table-cell table:formula="of:=[.B16]+250-1" office:value-type="float" office:value="468509" calcext:value-type="float">
            <text:p>468509</text:p>
          </table:table-cell>
          <table:table-cell table:formula="of:=COM.MICROSOFT.TEXTJOIN(&quot;&quot;;1;[.A16];&quot;: &quot;;[.B16];&quot; to &quot;;[.C16])" office:value-type="string" office:string-value="SHIP NAME: 468260 to 468509" calcext:value-type="string">
            <text:p>SHIP NAME: 468260 to 46850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HIP INFO</text:p>
          </table:table-cell>
          <table:table-cell office:value-type="float" office:value="468510" calcext:value-type="float">
            <text:p>468510</text:p>
          </table:table-cell>
          <table:table-cell table:formula="of:=[.B17]+250-1" office:value-type="float" office:value="468759" calcext:value-type="float">
            <text:p>468759</text:p>
          </table:table-cell>
          <table:table-cell table:formula="of:=COM.MICROSOFT.TEXTJOIN(&quot;&quot;;1;[.A17];&quot;: &quot;;[.B17];&quot; to &quot;;[.C17])" office:value-type="string" office:string-value="SHIP INFO: 468510 to 468759" calcext:value-type="string">
            <text:p>SHIP INFO: 468510 to 46875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HIP ENGINE NAME</text:p>
          </table:table-cell>
          <table:table-cell office:value-type="float" office:value="468760" calcext:value-type="float">
            <text:p>468760</text:p>
          </table:table-cell>
          <table:table-cell table:formula="of:=[.B18]+250-1" office:value-type="float" office:value="469009" calcext:value-type="float">
            <text:p>469009</text:p>
          </table:table-cell>
          <table:table-cell table:formula="of:=COM.MICROSOFT.TEXTJOIN(&quot;&quot;;1;[.A18];&quot;: &quot;;[.B18];&quot; to &quot;;[.C18])" office:value-type="string" office:string-value="SHIP ENGINE NAME: 468760 to 469009" calcext:value-type="string">
            <text:p>SHIP ENGINE NAME: 468760 to 46900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HIP ENGINE INFO</text:p>
          </table:table-cell>
          <table:table-cell office:value-type="float" office:value="469010" calcext:value-type="float">
            <text:p>469010</text:p>
          </table:table-cell>
          <table:table-cell table:formula="of:=[.B19]+250-1" office:value-type="float" office:value="469259" calcext:value-type="float">
            <text:p>469259</text:p>
          </table:table-cell>
          <table:table-cell table:formula="of:=COM.MICROSOFT.TEXTJOIN(&quot;&quot;;1;[.A19];&quot;: &quot;;[.B19];&quot; to &quot;;[.C19])" office:value-type="string" office:string-value="SHIP ENGINE INFO: 469010 to 469259" calcext:value-type="string">
            <text:p>SHIP ENGINE INFO: 469010 to 46925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HIP POWER NAME</text:p>
          </table:table-cell>
          <table:table-cell office:value-type="float" office:value="469510" calcext:value-type="float">
            <text:p>469510</text:p>
          </table:table-cell>
          <table:table-cell table:formula="of:=[.B20]+250-1" office:value-type="float" office:value="469759" calcext:value-type="float">
            <text:p>469759</text:p>
          </table:table-cell>
          <table:table-cell table:formula="of:=COM.MICROSOFT.TEXTJOIN(&quot;&quot;;1;[.A20];&quot;: &quot;;[.B20];&quot; to &quot;;[.C20])" office:value-type="string" office:string-value="SHIP POWER NAME: 469510 to 469759" calcext:value-type="string">
            <text:p>SHIP POWER NAME: 469510 to 46975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HIP POWER INFO</text:p>
          </table:table-cell>
          <table:table-cell office:value-type="float" office:value="470010" calcext:value-type="float">
            <text:p>470010</text:p>
          </table:table-cell>
          <table:table-cell table:formula="of:=[.B21]+250-1" office:value-type="float" office:value="470259" calcext:value-type="float">
            <text:p>470259</text:p>
          </table:table-cell>
          <table:table-cell table:formula="of:=COM.MICROSOFT.TEXTJOIN(&quot;&quot;;1;[.A21];&quot;: &quot;;[.B21];&quot; to &quot;;[.C21])" office:value-type="string" office:string-value="SHIP POWER INFO: 470010 to 470259" calcext:value-type="string">
            <text:p>SHIP POWER INFO: 470010 to 47025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HIP SCANNER NAME</text:p>
          </table:table-cell>
          <table:table-cell office:value-type="float" office:value="470260" calcext:value-type="float">
            <text:p>470260</text:p>
          </table:table-cell>
          <table:table-cell table:formula="of:=[.B22]+250-1" office:value-type="float" office:value="470509" calcext:value-type="float">
            <text:p>470509</text:p>
          </table:table-cell>
          <table:table-cell table:formula="of:=COM.MICROSOFT.TEXTJOIN(&quot;&quot;;1;[.A22];&quot;: &quot;;[.B22];&quot; to &quot;;[.C22])" office:value-type="string" office:string-value="SHIP SCANNER NAME: 470260 to 470509" calcext:value-type="string">
            <text:p>SHIP SCANNER NAME: 470260 to 47050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HIP SCANNER INFO</text:p>
          </table:table-cell>
          <table:table-cell office:value-type="float" office:value="470760" calcext:value-type="float">
            <text:p>470760</text:p>
          </table:table-cell>
          <table:table-cell table:formula="of:=[.B23]+250-1" office:value-type="float" office:value="471009" calcext:value-type="float">
            <text:p>471009</text:p>
          </table:table-cell>
          <table:table-cell table:formula="of:=COM.MICROSOFT.TEXTJOIN(&quot;&quot;;1;[.A23];&quot;: &quot;;[.B23];&quot; to &quot;;[.C23])" office:value-type="string" office:string-value="SHIP SCANNER INFO: 470760 to 471009" calcext:value-type="string">
            <text:p>SHIP SCANNER INFO: 470760 to 47100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HIP TRACTOR NAME</text:p>
          </table:table-cell>
          <table:table-cell office:value-type="float" office:value="471010" calcext:value-type="float">
            <text:p>471010</text:p>
          </table:table-cell>
          <table:table-cell table:formula="of:=[.B24]+250-1" office:value-type="float" office:value="471259" calcext:value-type="float">
            <text:p>471259</text:p>
          </table:table-cell>
          <table:table-cell table:formula="of:=COM.MICROSOFT.TEXTJOIN(&quot;&quot;;1;[.A24];&quot;: &quot;;[.B24];&quot; to &quot;;[.C24])" office:value-type="string" office:string-value="SHIP TRACTOR NAME: 471010 to 471259" calcext:value-type="string">
            <text:p>SHIP TRACTOR NAME: 471010 to 47125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HIP TRACTOR INFO</text:p>
          </table:table-cell>
          <table:table-cell office:value-type="float" office:value="471260" calcext:value-type="float">
            <text:p>471260</text:p>
          </table:table-cell>
          <table:table-cell table:formula="of:=[.B25]+250-1" office:value-type="float" office:value="471509" calcext:value-type="float">
            <text:p>471509</text:p>
          </table:table-cell>
          <table:table-cell table:formula="of:=COM.MICROSOFT.TEXTJOIN(&quot;&quot;;1;[.A25];&quot;: &quot;;[.B25];&quot; to &quot;;[.C25])" office:value-type="string" office:string-value="SHIP TRACTOR INFO: 471260 to 471509" calcext:value-type="string">
            <text:p>SHIP TRACTOR INFO: 471260 to 47150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YSTEM RESERVED</text:p>
          </table:table-cell>
          <table:table-cell office:value-type="float" office:value="471510" calcext:value-type="float">
            <text:p>471510</text:p>
          </table:table-cell>
          <table:table-cell table:formula="of:=[.B26]+500" office:value-type="float" office:value="472010" calcext:value-type="float">
            <text:p>472010</text:p>
          </table:table-cell>
          <table:table-cell table:formula="of:=COM.MICROSOFT.TEXTJOIN(&quot;&quot;;1;[.A26];&quot;: &quot;;[.B26];&quot; to &quot;;[.C26])" office:value-type="string" office:string-value="SYSTEM RESERVED: 471510 to 472010" calcext:value-type="string">
            <text:p>SYSTEM RESERVED: 471510 to 4720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GEAR NAME</text:p>
          </table:table-cell>
          <table:table-cell table:style-name="ce5" table:formula="of:=[.C26]+1" office:value-type="float" office:value="472011" calcext:value-type="float">
            <text:p>472011</text:p>
          </table:table-cell>
          <table:table-cell table:formula="of:=[.B27]+500" office:value-type="float" office:value="472511" calcext:value-type="float">
            <text:p>472511</text:p>
          </table:table-cell>
          <table:table-cell table:formula="of:=COM.MICROSOFT.TEXTJOIN(&quot;&quot;;1;[.A27];&quot;: &quot;;[.B27];&quot; to &quot;;[.C27])" office:value-type="string" office:string-value="GEAR NAME: 472011 to 472511" calcext:value-type="string">
            <text:p>GEAR NAME: 472011 to 47251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GEAR INFO</text:p>
          </table:table-cell>
          <table:table-cell table:style-name="ce5" table:formula="of:=[.C27]+1" office:value-type="float" office:value="472512" calcext:value-type="float">
            <text:p>472512</text:p>
          </table:table-cell>
          <table:table-cell table:formula="of:=[.B28]+500" office:value-type="float" office:value="473012" calcext:value-type="float">
            <text:p>473012</text:p>
          </table:table-cell>
          <table:table-cell table:formula="of:=COM.MICROSOFT.TEXTJOIN(&quot;&quot;;1;[.A28];&quot;: &quot;;[.B28];&quot; to &quot;;[.C28])" office:value-type="string" office:string-value="GEAR INFO: 472512 to 473012" calcext:value-type="string">
            <text:p>GEAR INFO: 472512 to 47301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GEAR AMMO NAME</text:p>
          </table:table-cell>
          <table:table-cell table:style-name="ce5" table:formula="of:=[.C28]+1" office:value-type="float" office:value="473013" calcext:value-type="float">
            <text:p>473013</text:p>
          </table:table-cell>
          <table:table-cell table:formula="of:=[.B29]+500" office:value-type="float" office:value="473513" calcext:value-type="float">
            <text:p>473513</text:p>
          </table:table-cell>
          <table:table-cell table:formula="of:=COM.MICROSOFT.TEXTJOIN(&quot;&quot;;1;[.A29];&quot;: &quot;;[.B29];&quot; to &quot;;[.C29])" office:value-type="string" office:string-value="GEAR AMMO NAME: 473013 to 473513" calcext:value-type="string">
            <text:p>GEAR AMMO NAME: 473013 to 47351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GEAR AMMO INFO</text:p>
          </table:table-cell>
          <table:table-cell table:style-name="ce5" table:formula="of:=[.C29]+1" office:value-type="float" office:value="473514" calcext:value-type="float">
            <text:p>473514</text:p>
          </table:table-cell>
          <table:table-cell table:formula="of:=[.B30]+500" office:value-type="float" office:value="474014" calcext:value-type="float">
            <text:p>474014</text:p>
          </table:table-cell>
          <table:table-cell table:formula="of:=COM.MICROSOFT.TEXTJOIN(&quot;&quot;;1;[.A30];&quot;: &quot;;[.B30];&quot; to &quot;;[.C30])" office:value-type="string" office:string-value="GEAR AMMO INFO: 473514 to 474014" calcext:value-type="string">
            <text:p>GEAR AMMO INFO: 473514 to 4740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OLAR NAME</text:p>
          </table:table-cell>
          <table:table-cell table:style-name="ce5" table:formula="of:=[.C30]+1" office:value-type="float" office:value="474015" calcext:value-type="float">
            <text:p>474015</text:p>
          </table:table-cell>
          <table:table-cell table:formula="of:=[.B31]+2000" office:value-type="float" office:value="476015" calcext:value-type="float">
            <text:p>476015</text:p>
          </table:table-cell>
          <table:table-cell table:formula="of:=COM.MICROSOFT.TEXTJOIN(&quot;&quot;;1;[.A31];&quot;: &quot;;[.B31];&quot; to &quot;;[.C31])" office:value-type="string" office:string-value="SOLAR NAME: 474015 to 476015" calcext:value-type="string">
            <text:p>SOLAR NAME: 474015 to 4760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OLAR INFO</text:p>
          </table:table-cell>
          <table:table-cell table:style-name="ce5" table:formula="of:=[.C31]+1" office:value-type="float" office:value="476016" calcext:value-type="float">
            <text:p>476016</text:p>
          </table:table-cell>
          <table:table-cell table:formula="of:=[.B32]+2000" office:value-type="float" office:value="478016" calcext:value-type="float">
            <text:p>478016</text:p>
          </table:table-cell>
          <table:table-cell table:formula="of:=COM.MICROSOFT.TEXTJOIN(&quot;&quot;;1;[.A32];&quot;: &quot;;[.B32];&quot; to &quot;;[.C32])" office:value-type="string" office:string-value="SOLAR INFO: 476016 to 478016" calcext:value-type="string">
            <text:p>SOLAR INFO: 476016 to 47801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NPC DEALER NAMES</text:p>
          </table:table-cell>
          <table:table-cell table:style-name="ce5" table:formula="of:=[.C32]+1" office:value-type="float" office:value="478017" calcext:value-type="float">
            <text:p>478017</text:p>
          </table:table-cell>
          <table:table-cell table:formula="of:=[.B33]+500" office:value-type="float" office:value="478517" calcext:value-type="float">
            <text:p>478517</text:p>
          </table:table-cell>
          <table:table-cell table:formula="of:=COM.MICROSOFT.TEXTJOIN(&quot;&quot;;1;[.A33];&quot;: &quot;;[.B33];&quot; to &quot;;[.C33])" office:value-type="string" office:string-value="NPC DEALER NAMES: 478017 to 478517" calcext:value-type="string">
            <text:p>NPC DEALER NAMES: 478017 to 47851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ASE NEWS</text:p>
          </table:table-cell>
          <table:table-cell table:style-name="ce5" table:formula="of:=[.C33]+1" office:value-type="float" office:value="478518" calcext:value-type="float">
            <text:p>478518</text:p>
          </table:table-cell>
          <table:table-cell table:formula="of:=[.B34]+500" office:value-type="float" office:value="479018" calcext:value-type="float">
            <text:p>479018</text:p>
          </table:table-cell>
          <table:table-cell table:formula="of:=COM.MICROSOFT.TEXTJOIN(&quot;&quot;;1;[.A34];&quot;: &quot;;[.B34];&quot; to &quot;;[.C34])" office:value-type="string" office:string-value="BASE NEWS: 478518 to 479018" calcext:value-type="string">
            <text:p>BASE NEWS: 478518 to 4790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OLAR GUN NAME</text:p>
          </table:table-cell>
          <table:table-cell table:style-name="ce5" table:formula="of:=[.C34]+1" office:value-type="float" office:value="479019" calcext:value-type="float">
            <text:p>479019</text:p>
          </table:table-cell>
          <table:table-cell table:formula="of:=[.B35]+1000" office:value-type="float" office:value="480019" calcext:value-type="float">
            <text:p>480019</text:p>
          </table:table-cell>
          <table:table-cell table:formula="of:=COM.MICROSOFT.TEXTJOIN(&quot;&quot;;1;[.A35];&quot;: &quot;;[.B35];&quot; to &quot;;[.C35])" office:value-type="string" office:string-value="SOLAR GUN NAME: 479019 to 480019" calcext:value-type="string">
            <text:p>SOLAR GUN NAME: 479019 to 48001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NPC SHIP NAME</text:p>
          </table:table-cell>
          <table:table-cell table:style-name="ce5" table:formula="of:=[.C35]+1" office:value-type="float" office:value="480020" calcext:value-type="float">
            <text:p>480020</text:p>
          </table:table-cell>
          <table:table-cell table:formula="of:=[.B36]+250-1" office:value-type="float" office:value="480269" calcext:value-type="float">
            <text:p>480269</text:p>
          </table:table-cell>
          <table:table-cell table:formula="of:=COM.MICROSOFT.TEXTJOIN(&quot;&quot;;1;[.A36];&quot;: &quot;;[.B36];&quot; to &quot;;[.C36])" office:value-type="string" office:string-value="NPC SHIP NAME: 480020 to 480269" calcext:value-type="string">
            <text:p>NPC SHIP NAME: 480020 to 480269</text:p>
          </table:table-cell>
          <table:table-cell table:number-columns-repeated="5"/>
          <table:table-cell table:style-name="ce6"/>
          <table:table-cell/>
          <table:table-cell table:style-name="Default"/>
          <table:table-cell/>
          <table:table-cell table:style-name="ce6"/>
          <table:table-cell table:number-columns-repeated="16370"/>
        </table:table-row>
        <table:table-row table:style-name="ro1">
          <table:table-cell office:value-type="string" calcext:value-type="string">
            <text:p>NPC SHIP INFO</text:p>
          </table:table-cell>
          <table:table-cell table:style-name="ce5" table:formula="of:=[.C36]+1" office:value-type="float" office:value="480270" calcext:value-type="float">
            <text:p>480270</text:p>
          </table:table-cell>
          <table:table-cell table:formula="of:=[.B37]+250-1" office:value-type="float" office:value="480519" calcext:value-type="float">
            <text:p>480519</text:p>
          </table:table-cell>
          <table:table-cell table:formula="of:=COM.MICROSOFT.TEXTJOIN(&quot;&quot;;1;[.A37];&quot;: &quot;;[.B37];&quot; to &quot;;[.C37])" office:value-type="string" office:string-value="NPC SHIP INFO: 480270 to 480519" calcext:value-type="string">
            <text:p>NPC SHIP INFO: 480270 to 480519</text:p>
          </table:table-cell>
          <table:table-cell table:number-columns-repeated="5"/>
          <table:table-cell table:style-name="ce6"/>
          <table:table-cell table:number-columns-repeated="3"/>
          <table:table-cell table:style-name="ce6"/>
          <table:table-cell table:number-columns-repeated="16370"/>
        </table:table-row>
        <table:table-row table:style-name="ro1">
          <table:table-cell office:value-type="string" calcext:value-type="string">
            <text:p>NPC SHIP ENGINE NAME</text:p>
          </table:table-cell>
          <table:table-cell table:style-name="ce5" table:formula="of:=[.C37]+1" office:value-type="float" office:value="480520" calcext:value-type="float">
            <text:p>480520</text:p>
          </table:table-cell>
          <table:table-cell table:formula="of:=[.B38]+250-1" office:value-type="float" office:value="480769" calcext:value-type="float">
            <text:p>480769</text:p>
          </table:table-cell>
          <table:table-cell table:formula="of:=COM.MICROSOFT.TEXTJOIN(&quot;&quot;;1;[.A38];&quot;: &quot;;[.B38];&quot; to &quot;;[.C38])" office:value-type="string" office:string-value="NPC SHIP ENGINE NAME: 480520 to 480769" calcext:value-type="string">
            <text:p>NPC SHIP ENGINE NAME: 480520 to 480769</text:p>
          </table:table-cell>
          <table:table-cell table:number-columns-repeated="5"/>
          <table:table-cell table:style-name="ce6"/>
          <table:table-cell table:number-columns-repeated="16374"/>
        </table:table-row>
        <table:table-row table:style-name="ro1">
          <table:table-cell office:value-type="string" calcext:value-type="string">
            <text:p>NPC SHIP ENGINE INFO</text:p>
          </table:table-cell>
          <table:table-cell table:style-name="ce5" table:formula="of:=[.C38]+1" office:value-type="float" office:value="480770" calcext:value-type="float">
            <text:p>480770</text:p>
          </table:table-cell>
          <table:table-cell table:formula="of:=[.B39]+250-1" office:value-type="float" office:value="481019" calcext:value-type="float">
            <text:p>481019</text:p>
          </table:table-cell>
          <table:table-cell table:formula="of:=COM.MICROSOFT.TEXTJOIN(&quot;&quot;;1;[.A39];&quot;: &quot;;[.B39];&quot; to &quot;;[.C39])" office:value-type="string" office:string-value="NPC SHIP ENGINE INFO: 480770 to 481019" calcext:value-type="string">
            <text:p>NPC SHIP ENGINE INFO: 480770 to 481019</text:p>
          </table:table-cell>
          <table:table-cell table:number-columns-repeated="5"/>
          <table:table-cell table:style-name="ce6"/>
          <table:table-cell table:number-columns-repeated="3"/>
          <table:table-cell table:style-name="ce6"/>
          <table:table-cell table:number-columns-repeated="16370"/>
        </table:table-row>
        <table:table-row table:style-name="ro1">
          <table:table-cell office:value-type="string" calcext:value-type="string">
            <text:p>NPC SHIP POWER NAME</text:p>
          </table:table-cell>
          <table:table-cell table:style-name="ce5" table:formula="of:=[.C39]+1" office:value-type="float" office:value="481020" calcext:value-type="float">
            <text:p>481020</text:p>
          </table:table-cell>
          <table:table-cell table:formula="of:=[.B40]+250-1" office:value-type="float" office:value="481269" calcext:value-type="float">
            <text:p>481269</text:p>
          </table:table-cell>
          <table:table-cell table:formula="of:=COM.MICROSOFT.TEXTJOIN(&quot;&quot;;1;[.A40];&quot;: &quot;;[.B40];&quot; to &quot;;[.C40])" office:value-type="string" office:string-value="NPC SHIP POWER NAME: 481020 to 481269" calcext:value-type="string">
            <text:p>NPC SHIP POWER NAME: 481020 to 481269</text:p>
          </table:table-cell>
          <table:table-cell table:number-columns-repeated="5"/>
          <table:table-cell table:style-name="ce6"/>
          <table:table-cell table:number-columns-repeated="16374"/>
        </table:table-row>
        <table:table-row table:style-name="ro1">
          <table:table-cell office:value-type="string" calcext:value-type="string">
            <text:p>NPC SHIP POWER INFO</text:p>
          </table:table-cell>
          <table:table-cell table:style-name="ce5" table:formula="of:=[.C40]+1" office:value-type="float" office:value="481270" calcext:value-type="float">
            <text:p>481270</text:p>
          </table:table-cell>
          <table:table-cell table:formula="of:=[.B41]+250-1" office:value-type="float" office:value="481519" calcext:value-type="float">
            <text:p>481519</text:p>
          </table:table-cell>
          <table:table-cell table:formula="of:=COM.MICROSOFT.TEXTJOIN(&quot;&quot;;1;[.A41];&quot;: &quot;;[.B41];&quot; to &quot;;[.C41])" office:value-type="string" office:string-value="NPC SHIP POWER INFO: 481270 to 481519" calcext:value-type="string">
            <text:p>NPC SHIP POWER INFO: 481270 to 481519</text:p>
          </table:table-cell>
          <table:table-cell table:number-columns-repeated="5"/>
          <table:table-cell table:style-name="ce6"/>
          <table:table-cell table:number-columns-repeated="3"/>
          <table:table-cell table:style-name="ce6"/>
          <table:table-cell table:number-columns-repeated="16370"/>
        </table:table-row>
        <table:table-row table:style-name="ro1">
          <table:table-cell office:value-type="string" calcext:value-type="string">
            <text:p>NPC SHIP SCANNER NAME</text:p>
          </table:table-cell>
          <table:table-cell table:style-name="ce5" table:formula="of:=[.C41]+1" office:value-type="float" office:value="481520" calcext:value-type="float">
            <text:p>481520</text:p>
          </table:table-cell>
          <table:table-cell table:formula="of:=[.B42]+250-1" office:value-type="float" office:value="481769" calcext:value-type="float">
            <text:p>481769</text:p>
          </table:table-cell>
          <table:table-cell table:formula="of:=COM.MICROSOFT.TEXTJOIN(&quot;&quot;;1;[.A42];&quot;: &quot;;[.B42];&quot; to &quot;;[.C42])" office:value-type="string" office:string-value="NPC SHIP SCANNER NAME: 481520 to 481769" calcext:value-type="string">
            <text:p>NPC SHIP SCANNER NAME: 481520 to 481769</text:p>
          </table:table-cell>
          <table:table-cell table:number-columns-repeated="5"/>
          <table:table-cell table:style-name="ce6"/>
          <table:table-cell table:number-columns-repeated="3"/>
          <table:table-cell table:style-name="ce6"/>
          <table:table-cell table:number-columns-repeated="16370"/>
        </table:table-row>
        <table:table-row table:style-name="ro1">
          <table:table-cell office:value-type="string" calcext:value-type="string">
            <text:p>NPC SHIP SCANNER INFO</text:p>
          </table:table-cell>
          <table:table-cell table:style-name="ce5" table:formula="of:=[.C42]+1" office:value-type="float" office:value="481770" calcext:value-type="float">
            <text:p>481770</text:p>
          </table:table-cell>
          <table:table-cell table:formula="of:=[.B43]+250-1" office:value-type="float" office:value="482019" calcext:value-type="float">
            <text:p>482019</text:p>
          </table:table-cell>
          <table:table-cell table:formula="of:=COM.MICROSOFT.TEXTJOIN(&quot;&quot;;1;[.A43];&quot;: &quot;;[.B43];&quot; to &quot;;[.C43])" office:value-type="string" office:string-value="NPC SHIP SCANNER INFO: 481770 to 482019" calcext:value-type="string">
            <text:p>NPC SHIP SCANNER INFO: 481770 to 482019</text:p>
          </table:table-cell>
          <table:table-cell table:number-columns-repeated="5"/>
          <table:table-cell table:style-name="ce6"/>
          <table:table-cell table:number-columns-repeated="3"/>
          <table:table-cell table:style-name="ce6"/>
          <table:table-cell table:number-columns-repeated="16370"/>
        </table:table-row>
        <table:table-row table:style-name="ro1">
          <table:table-cell office:value-type="string" calcext:value-type="string">
            <text:p>NPC SHIP TRACTOR NAME</text:p>
          </table:table-cell>
          <table:table-cell table:style-name="ce5" table:formula="of:=[.C43]+1" office:value-type="float" office:value="482020" calcext:value-type="float">
            <text:p>482020</text:p>
          </table:table-cell>
          <table:table-cell table:formula="of:=[.B44]+250-1" office:value-type="float" office:value="482269" calcext:value-type="float">
            <text:p>482269</text:p>
          </table:table-cell>
          <table:table-cell table:formula="of:=COM.MICROSOFT.TEXTJOIN(&quot;&quot;;1;[.A44];&quot;: &quot;;[.B44];&quot; to &quot;;[.C44])" office:value-type="string" office:string-value="NPC SHIP TRACTOR NAME: 482020 to 482269" calcext:value-type="string">
            <text:p>NPC SHIP TRACTOR NAME: 482020 to 482269</text:p>
          </table:table-cell>
          <table:table-cell table:number-columns-repeated="5"/>
          <table:table-cell table:style-name="ce6"/>
          <table:table-cell table:number-columns-repeated="3"/>
          <table:table-cell table:style-name="ce6"/>
          <table:table-cell table:number-columns-repeated="16370"/>
        </table:table-row>
        <table:table-row table:style-name="ro1">
          <table:table-cell office:value-type="string" calcext:value-type="string">
            <text:p>NPC SHIP TRACTOR INFO</text:p>
          </table:table-cell>
          <table:table-cell table:style-name="ce5" table:formula="of:=[.C44]+1" office:value-type="float" office:value="482270" calcext:value-type="float">
            <text:p>482270</text:p>
          </table:table-cell>
          <table:table-cell table:formula="of:=[.B45]+250-1" office:value-type="float" office:value="482519" calcext:value-type="float">
            <text:p>482519</text:p>
          </table:table-cell>
          <table:table-cell table:formula="of:=COM.MICROSOFT.TEXTJOIN(&quot;&quot;;1;[.A45];&quot;: &quot;;[.B45];&quot; to &quot;;[.C45])" office:value-type="string" office:string-value="NPC SHIP TRACTOR INFO: 482270 to 482519" calcext:value-type="string">
            <text:p>NPC SHIP TRACTOR INFO: 482270 to 482519</text:p>
          </table:table-cell>
          <table:table-cell table:number-columns-repeated="5"/>
          <table:table-cell table:style-name="ce6"/>
          <table:table-cell table:number-columns-repeated="3"/>
          <table:table-cell table:style-name="ce6"/>
          <table:table-cell table:number-columns-repeated="16370"/>
        </table:table-row>
        <table:table-row table:style-name="ro1">
          <table:table-cell office:value-type="string" calcext:value-type="string">
            <text:p>COMMODITY NAMES</text:p>
          </table:table-cell>
          <table:table-cell table:style-name="ce5" table:formula="of:=[.C45]+1" office:value-type="float" office:value="482520" calcext:value-type="float">
            <text:p>482520</text:p>
          </table:table-cell>
          <table:table-cell table:formula="of:=[.B46]+1000-1" office:value-type="float" office:value="483519" calcext:value-type="float">
            <text:p>483519</text:p>
          </table:table-cell>
          <table:table-cell table:formula="of:=COM.MICROSOFT.TEXTJOIN(&quot;&quot;;1;[.A46];&quot;: &quot;;[.B46];&quot; to &quot;;[.C46])" office:value-type="string" office:string-value="COMMODITY NAMES: 482520 to 483519" calcext:value-type="string">
            <text:p>COMMODITY NAMES: 482520 to 483519</text:p>
          </table:table-cell>
          <table:table-cell table:number-columns-repeated="5"/>
          <table:table-cell table:style-name="ce6"/>
          <table:table-cell table:number-columns-repeated="16374"/>
        </table:table-row>
        <table:table-row table:style-name="ro1">
          <table:table-cell office:value-type="string" calcext:value-type="string">
            <text:p>COMMODITY INFO</text:p>
          </table:table-cell>
          <table:table-cell table:style-name="ce5" table:formula="of:=[.C46]+1" office:value-type="float" office:value="483520" calcext:value-type="float">
            <text:p>483520</text:p>
          </table:table-cell>
          <table:table-cell table:formula="of:=[.B47]+1000-1" office:value-type="float" office:value="484519" calcext:value-type="float">
            <text:p>484519</text:p>
          </table:table-cell>
          <table:table-cell table:formula="of:=COM.MICROSOFT.TEXTJOIN(&quot;&quot;;1;[.A47];&quot;: &quot;;[.B47];&quot; to &quot;;[.C47])" office:value-type="string" office:string-value="COMMODITY INFO: 483520 to 484519" calcext:value-type="string">
            <text:p>COMMODITY INFO: 483520 to 484519</text:p>
          </table:table-cell>
          <table:table-cell table:number-columns-repeated="5"/>
          <table:table-cell table:style-name="ce6"/>
          <table:table-cell table:number-columns-repeated="16374"/>
        </table:table-row>
        <table:table-row table:style-name="ro1">
          <table:table-cell/>
          <table:table-cell table:style-name="ce5"/>
          <table:table-cell table:number-columns-repeated="7"/>
          <table:table-cell table:style-name="ce6"/>
          <table:table-cell table:number-columns-repeated="16374"/>
        </table:table-row>
        <table:table-row table:style-name="ro1" table:number-rows-repeated="55">
          <table:table-cell/>
          <table:table-cell table:style-name="ce5"/>
          <table:table-cell table:number-columns-repeated="16382"/>
        </table:table-row>
        <table:table-row table:style-name="ro1" table:number-rows-repeated="1048472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B1:Sheet1.C1048576">
            <calcext:condition calcext:apply-style-name="Error" calcext:value="&gt;=524290" calcext:base-cell-address="Sheet1.B1"/>
          </calcext:conditional-format>
        </calcext:conditional-formats>
      </table:table>
      <table:named-expressions/>
      <table:database-ranges>
        <table:database-range table:name="__Anonymous_Sheet_DB__0" table:target-range-address="Sheet1.A1:Sheet1.D26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1T11:52:16.839000000</meta:creation-date>
    <dc:date>2024-01-01T18:36:03.983000000</dc:date>
    <meta:editing-duration>PT16H17M2S</meta:editing-duration>
    <meta:editing-cycles>8</meta:editing-cycles>
    <meta:generator>LibreOffice/7.4.5.1$Windows_X86_64 LibreOffice_project/9c0871452b3918c1019dde9bfac75448afc4b57f</meta:generator>
    <meta:document-statistic meta:table-count="1" meta:cell-count="189" meta:object-count="0"/>
  </office:meta>
</office:document-meta>
</file>